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1a1a1a" style:font-name="Arial" fo:font-size="13pt" fo:language="en" fo:country="US" style:font-size-asian="13pt" style:font-name-complex="Arial" style:font-size-complex="13pt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paragraph-properties fo:orphans="0" fo:widows="0"/>
      <style:text-properties fo:color="#1a1a1a"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4" style:family="paragraph" style:parent-style-name="Standard">
      <style:paragraph-properties fo:orphans="0" fo:widows="0"/>
      <style:text-properties fo:color="#1a1a1a" style:font-name="Arial" fo:font-size="11pt" fo:language="en" fo:country="US" fo:font-weight="bold" style:font-size-asian="11pt" style:font-weight-asian="bold" style:font-name-complex="Arial" style:font-size-complex="11pt"/>
    </style:style>
    <style:style style:name="P5" style:family="paragraph" style:parent-style-name="Standard">
      <style:paragraph-properties fo:orphans="0" fo:widows="0"/>
      <style:text-properties fo:color="#1a1a1a" style:font-name="Arial" fo:font-size="11pt" fo:language="en" fo:country="US" style:text-underline-style="solid" style:text-underline-width="auto" style:text-underline-color="#000000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 style:list-style-name="L1">
      <style:paragraph-properties fo:text-align="justify" style:justify-single-word="false" fo:orphans="0" fo:widows="0"/>
      <style:text-properties fo:color="#1a1a1a" style:font-name="Arial" fo:font-size="11pt" fo:language="en" fo:country="US" fo:font-weight="normal" style:font-size-asian="11pt" style:font-weight-asian="normal" style:font-name-complex="Arial" style:font-size-complex="11pt" style:font-weight-complex="normal"/>
    </style:style>
    <style:style style:name="P7" style:family="paragraph" style:parent-style-name="Standard">
      <style:text-properties fo:color="#1a1a1a"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fo:orphans="0" fo:widows="0"/>
      <style:text-properties fo:color="#1a1a1a" style:font-name="Arial" fo:font-size="11pt" fo:language="en" fo:country="US" style:font-size-asian="11pt" style:font-name-complex="Arial" style:font-size-complex="11pt"/>
    </style:style>
    <style:style style:name="P9" style:family="paragraph" style:parent-style-name="Standard">
      <style:paragraph-properties fo:text-align="justify" style:justify-single-word="false" fo:orphans="0" fo:widows="0"/>
      <style:text-properties fo:color="#1a1a1a" style:font-name="Arial" fo:font-size="11pt" fo:language="en" fo:country="US" style:font-size-asian="11pt" style:font-name-complex="Arial" style:font-size-complex="11pt"/>
    </style:style>
    <style:style style:name="P10" style:family="paragraph" style:parent-style-name="Standard">
      <style:paragraph-properties fo:orphans="0" fo:widows="0"/>
      <style:text-properties fo:color="#1a1a1a" style:font-name="Arial" fo:font-size="11pt" fo:language="en" fo:country="US" style:text-underline-style="none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orphans="0" fo:widows="0"/>
      <style:text-properties fo:color="#1a1a1a" style:font-name="Arial" fo:font-size="11pt" fo:language="en" fo:country="US" style:text-underline-style="none" fo:font-weight="normal" style:font-size-asian="11pt" style:font-weight-asian="normal" style:font-name-complex="Arial" style:font-size-complex="11pt" style:font-weight-complex="normal"/>
    </style:style>
    <style:style style:name="P12" style:family="paragraph" style:parent-style-name="Standard">
      <style:paragraph-properties fo:orphans="0" fo:widows="0"/>
      <style:text-properties fo:color="#1a1a1a" style:font-name="Arial" fo:font-size="11pt" fo:language="en" fo:country="US" style:text-underline-style="none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orphans="0" fo:widows="0"/>
      <style:text-properties fo:color="#1a1a1a" style:font-name="Arial" fo:font-size="11pt" fo:language="en" fo:country="US" style:text-underline-style="none" fo:font-weight="normal" style:font-size-asian="11pt" style:font-weight-asian="normal" style:font-name-complex="Arial" style:font-size-complex="11pt" style:font-weight-complex="normal"/>
    </style:style>
    <style:style style:name="P14" style:family="paragraph" style:parent-style-name="Standard" style:list-style-name="L2">
      <style:paragraph-properties fo:orphans="0" fo:widows="0"/>
      <style:text-properties fo:color="#1a1a1a" style:font-name="Arial" fo:font-size="11pt" fo:language="en" fo:country="US" style:text-underline-style="none" fo:font-weight="normal" style:font-size-asian="11pt" style:font-weight-asian="normal" style:font-name-complex="Arial" style:font-size-complex="11pt" style:font-weight-complex="normal"/>
    </style:style>
    <style:style style:name="P15" style:family="paragraph" style:parent-style-name="Standard">
      <style:paragraph-properties fo:text-align="justify" style:justify-single-word="false" fo:orphans="0" fo:widows="0"/>
      <style:text-properties fo:color="#1a1a1a" style:font-name="Arial" fo:font-size="11pt" fo:language="en" fo:country="US" style:text-underline-style="none" fo:font-weight="normal" style:font-size-asian="11pt" style:font-weight-asian="normal" style:font-name-complex="Arial" style:font-size-complex="11pt" style:font-weight-complex="normal"/>
    </style:style>
    <style:style style:name="P16" style:family="paragraph" style:parent-style-name="Standard" style:list-style-name="L1">
      <style:paragraph-properties fo:text-align="justify" style:justify-single-word="false" fo:orphans="0" fo:widows="0"/>
      <style:text-properties fo:color="#1a1a1a" style:font-name="Arial" fo:font-size="11pt" fo:language="en" fo:country="US" style:text-underline-style="none" fo:font-weight="normal" style:font-size-asian="11pt" style:font-weight-asian="normal" style:font-name-complex="Arial" style:font-size-complex="11pt" style:font-weight-complex="normal"/>
    </style:style>
    <style:style style:name="P17" style:family="paragraph" style:parent-style-name="Standard">
      <style:paragraph-properties fo:orphans="0" fo:widows="0"/>
      <style:text-properties fo:font-size="11pt" style:font-size-asian="11pt" style:font-size-complex="11pt"/>
    </style:style>
    <style:style style:name="P18" style:family="paragraph" style:parent-style-name="Standard" style:master-page-name="Standard">
      <style:paragraph-properties fo:orphans="0" fo:widows="0" style:page-number="auto"/>
      <style:text-properties fo:color="#1a1a1a" style:font-name="Arial" fo:font-size="11pt" fo:language="en" fo:country="US" style:font-size-asian="11pt" style:font-name-complex="Arial" style:font-size-complex="11pt"/>
    </style:style>
    <style:style style:name="T1" style:family="text">
      <style:text-properties fo:color="#1a1a1a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fo:color="#1a1a1a" style:font-name="Arial" fo:font-size="11pt" fo:language="en" fo:country="US" style:font-size-asian="11pt" style:font-name-complex="Arial" style:font-size-complex="11pt"/>
    </style:style>
    <style:style style:name="T3" style:family="text">
      <style:text-properties fo:color="#103cc0" style:font-name="Arial" fo:font-size="11pt" fo:language="en" fo:country="US" style:font-size-asian="11pt" style:font-name-complex="Arial" style:font-size-complex="11pt"/>
    </style:style>
    <style:style style:name="T4" style:family="text">
      <style:text-properties style:text-position="super 58%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#000000"/>
    </style:style>
    <style:style style:name="T10" style:family="text">
      <style:text-properties style:text-underline-style="solid" style:text-underline-width="auto" style:text-underline-color="#000000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style:font-weight-complex="bold"/>
    </style:style>
    <style:style style:name="T1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Christopher Lewis Campbell</text:p>
      <text:p text:style-name="P8">6 Heather Drive, Lenzie, East Dunbartonshire, G66 4UF</text:p>
      <text:p text:style-name="P8">Telephone no. 0141 777 7465 / Mobile no. 07557 372839</text:p>
      <text:p text:style-name="P2"><text:span text:style-name="T2">Email – </text:span><text:a xlink:type="simple" xlink:href="mailto:christopherlewiscampbell@gmail.com" text:style-name="Internet_20_link" text:visited-style-name="Visited_20_Internet_20_Link"><text:span text:style-name="Internet_20_link"><text:span text:style-name="T3">christopherlewiscampbell@gmail.com</text:span></text:span></text:a></text:p>
      <text:p text:style-name="P17"><text:span text:style-name="T1">Dependable. Organised. Confident.</text:span></text:p>
      <text:list xml:id="list572951231000734022" text:style-name="L1">
        <text:list-header>
          <text:p text:style-name="P6"/>
        </text:list-header>
      </text:list>
      <text:p text:style-name="P5">Experience</text:p>
      <text:p text:style-name="P4">Independent Film – <text:span text:style-name="T13">Angry Young Men</text:span><text:span text:style-name="T11"> w/ Dir Paul Morris</text:span> </text:p>
      <text:p text:style-name="P8">Periodic work of BTS photography, Sound (on location), Jib operating and camera operating </text:p>
      <text:p text:style-name="P5"/>
      <text:p text:style-name="P10">Pinewood Studios London</text:p>
      <text:p text:style-name="P11">Shadowing Set Designer Sara Wan in the Art Department on the set of Bridget Jones 3</text:p>
      <text:p text:style-name="P5"/>
      <text:p text:style-name="P3">STV Reunion Dinner </text:p>
      <text:p text:style-name="P8">Volunteer work for editing the STV reunion dinner and show.</text:p>
      <text:p text:style-name="P8"/>
      <text:p text:style-name="P3">Royal Television Society <text:span text:style-name="T11">– BBC &amp; STV</text:span></text:p>
      <text:p text:style-name="P8">Set-up and filming at BBC Scotland for the RTS media regulation talks with Claire Enders, 2015.</text:p>
      <text:p text:style-name="P8">2 days at STV studios working on admin/office work for R.T.S awards Ceremony 2014</text:p>
      <text:p text:style-name="P8"/>
      <text:p text:style-name="P3">Glasgow City College</text:p>
      <text:p text:style-name="P8">Set up of stage and speech podium as well as the filming of the principal’s web-site welcome video for the college</text:p>
      <text:p text:style-name="P8"/>
      <text:p text:style-name="P8"><text:span text:style-name="T10">Education</text:span></text:p>
      <text:p text:style-name="P8">HND TV &amp; Media Studies – A Grade</text:p>
      <text:p text:style-name="P8">Intermediate 2 English / 8 standard grades including Mathematics and Art </text:p>
      <text:p text:style-name="P8">1<text:span text:style-name="T4">st</text:span> Aid Training Qualification</text:p>
      <text:p text:style-name="P8">LASER Level 2 Award – Private Security Door Supervisor (QCF)</text:p>
      <text:p text:style-name="P3"/>
      <text:p text:style-name="P5">Employment</text:p>
      <text:p text:style-name="P10">Wetherspoons (The Standing Order) –<text:span text:style-name="T11"> Edinburgh</text:span></text:p>
      <text:p text:style-name="P11">Kitchen <text:span text:style-name="T5">Staff: 2017 to July 2018 </text:span></text:p>
      <text:p text:style-name="P11"><text:span text:style-name="T5">Responsibilities in Kitchen were:</text:span></text:p>
      <text:list xml:id="list2292778846781927483" text:style-name="L2">
        <text:list-item>
          <text:p text:style-name="P14"/>
        </text:list-item>
        <text:list-item>
          <text:p text:style-name="P14"/>
        </text:list-item>
        <text:list-item>
          <text:p text:style-name="P14"/>
        </text:list-item>
        <text:list-item>
          <text:p text:style-name="P14"/>
        </text:list-item>
      </text:list>
      <text:p text:style-name="P10">Matalan Ltd <text:span text:style-name="T11">- Bishopbriggs</text:span></text:p>
      <text:p text:style-name="P11">Cashier/Shop Assistant: June 2014 to August 2016</text:p>
      <text:p text:style-name="P15">Responsibilities at Matalan were:</text:p>
      <text:list xml:id="list36510980" text:continue-list="list572951231000734022" text:style-name="L1">
        <text:list-item>
          <text:p text:style-name="P16">Directly dealing with customers at point of sale</text:p>
        </text:list-item>
        <text:list-item>
          <text:p text:style-name="P6"><text:span text:style-name="T5">Assisting manager on cash collection and storage in </text:span>safe after close</text:p>
        </text:list-item>
        <text:list-item>
          <text:p text:style-name="P6">Filling displays with stock &amp; ensuring product pricing/offers are displayed correctly. </text:p>
        </text:list-item>
        <text:list-item>
          <text:p text:style-name="P6">Assisting in the maintenance of the stores overall appearance </text:p>
        </text:list-item>
        <text:list-item>
          <text:p text:style-name="P6">Promoting membership reward card to all customers</text:p>
        </text:list-item>
      </text:list>
      <text:p text:style-name="P9"><text:span text:style-name="T6"/></text:p>
      <text:p text:style-name="P5">Interests</text:p>
      <text:p text:style-name="P7">Gym, running, cooking/baking, cocktail making, video editing and camera work, photography, cinematography, reading, swimming, gaming, watching films.</text:p>
      <text:p text:style-name="P7"/>
      <text:p text:style-name="P7">My photography can be found on Instagram at: </text:p>
      <text:p text:style-name="P7"/>
      <text:p text:style-name="P7">@ChrisCmbl</text:p>
      <text:p text:style-name="P1"><text:a xlink:type="simple" xlink:href="https://www.instagram.com/chriscmbl/?hl=en" text:style-name="Internet_20_link" text:visited-style-name="Visited_20_Internet_20_Link"><text:span text:style-name="T12">https://www.instagram.com/chriscmbl/?hl=en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 Campbell</meta:initial-creator>
    <meta:creation-date>2017-05-14T13:19:16.24</meta:creation-date>
    <dc:date>2018-10-03T16:30:00.68</dc:date>
    <meta:editing-duration>PT1H8M5S</meta:editing-duration>
    <meta:editing-cycles>5</meta:editing-cycles>
    <meta:generator>OpenOffice/4.1.3$Win32 OpenOffice.org_project/413m1$Build-9783</meta:generator>
    <meta:document-statistic meta:table-count="0" meta:image-count="0" meta:object-count="0" meta:page-count="1" meta:paragraph-count="39" meta:word-count="289" meta:character-count="1897"/>
  </office:meta>
</office:document-meta>
</file>